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nsolas" fo:font-size="13.5pt" officeooo:rsid="00101943" officeooo:paragraph-rsid="00101943" style:font-size-asian="13.5pt" style:font-size-complex="13.5pt"/>
    </style:style>
    <style:style style:name="P2" style:family="paragraph" style:parent-style-name="Standard">
      <style:paragraph-properties fo:text-align="justify" style:justify-single-word="false"/>
      <style:text-properties style:font-name="Consolas" fo:font-size="13.5pt" officeooo:rsid="0011ff56" officeooo:paragraph-rsid="001c38ed" style:font-size-asian="13.5pt" style:font-size-complex="13.5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cm" style:contextual-spacing="false" fo:text-align="justify" style:justify-single-word="false" fo:text-indent="0cm" style:auto-text-indent="false"/>
      <style:text-properties style:font-name="Consolas" fo:font-size="13.5pt" officeooo:rsid="0011ff56" officeooo:paragraph-rsid="001c38ed" style:font-size-asian="13.5pt" style:font-size-complex="13.5pt"/>
    </style:style>
    <style:style style:name="P4" style:family="paragraph" style:parent-style-name="Standard">
      <style:paragraph-properties fo:text-align="justify" style:justify-single-word="false"/>
      <style:text-properties style:font-name="Consolas" fo:font-size="13.5pt" officeooo:rsid="0011ff56" officeooo:paragraph-rsid="0011ff56" style:font-size-asian="13.5pt" style:font-size-complex="13.5pt"/>
    </style:style>
    <style:style style:name="P5" style:family="paragraph" style:parent-style-name="Standard">
      <loext:graphic-properties draw:fill-gradient-name="gradient" draw:fill-hatch-name="hatch"/>
      <style:paragraph-properties fo:margin-top="0.199cm" fo:margin-bottom="0cm" style:contextual-spacing="false" fo:text-align="justify" style:justify-single-word="false"/>
      <style:text-properties style:font-name="Consolas" fo:font-size="13.5pt" officeooo:rsid="00159a21" officeooo:paragraph-rsid="00159a21" style:font-size-asian="13.5pt" style:font-size-complex="13.5pt"/>
    </style:style>
    <style:style style:name="P6" style:family="paragraph" style:parent-style-name="Standard">
      <style:paragraph-properties fo:text-align="justify" style:justify-single-word="false"/>
      <style:text-properties style:font-name="Consolas" fo:font-size="13.5pt" officeooo:rsid="00171b26" officeooo:paragraph-rsid="00171b26" style:font-size-asian="13.5pt" style:font-size-complex="13.5pt"/>
    </style:style>
    <style:style style:name="P7" style:family="paragraph" style:parent-style-name="Standard">
      <loext:graphic-properties draw:fill-gradient-name="gradient" draw:fill-hatch-name="hatch"/>
      <style:paragraph-properties fo:margin-top="0.199cm" fo:margin-bottom="0cm" style:contextual-spacing="false" fo:text-align="justify" style:justify-single-word="false"/>
      <style:text-properties style:font-name="Consolas" fo:font-size="13.5pt" officeooo:rsid="00171b26" officeooo:paragraph-rsid="00171b26" style:font-size-asian="13.5pt" style:font-size-complex="13.5pt"/>
    </style:style>
    <style:style style:name="P8" style:family="paragraph" style:parent-style-name="Standard">
      <style:paragraph-properties fo:text-align="justify" style:justify-single-word="false"/>
      <style:text-properties style:font-name="Consolas" fo:font-size="13.5pt" officeooo:rsid="001a654b" officeooo:paragraph-rsid="001a654b" style:font-size-asian="13.5pt" style:font-size-complex="13.5pt"/>
    </style:style>
    <style:style style:name="P9" style:family="paragraph" style:parent-style-name="Standard">
      <style:paragraph-properties fo:text-align="justify" style:justify-single-word="false"/>
      <style:text-properties style:font-name="Consolas" fo:font-size="13.5pt" officeooo:rsid="001a8b0a" officeooo:paragraph-rsid="001a8b0a" style:font-size-asian="13.5pt" style:font-size-complex="13.5pt"/>
    </style:style>
    <style:style style:name="P10" style:family="paragraph" style:parent-style-name="Standard">
      <style:paragraph-properties fo:text-align="justify" style:justify-single-word="false"/>
      <style:text-properties style:font-name="Consolas" fo:font-size="13.5pt" officeooo:rsid="001b226b" officeooo:paragraph-rsid="001b226b" style:font-size-asian="13.5pt" style:font-size-complex="13.5pt"/>
    </style:style>
    <style:style style:name="P11" style:family="paragraph" style:parent-style-name="Standard">
      <style:paragraph-properties fo:text-align="justify" style:justify-single-word="false"/>
      <style:text-properties style:font-name="Consolas" fo:font-size="13.5pt" officeooo:rsid="001df16c" officeooo:paragraph-rsid="001df16c" style:font-size-asian="13.5pt" style:font-size-complex="13.5pt"/>
    </style:style>
    <style:style style:name="P12" style:family="paragraph" style:parent-style-name="Standard">
      <style:paragraph-properties fo:text-align="justify" style:justify-single-word="false"/>
      <style:text-properties style:font-name="Consolas" fo:font-size="13.5pt" officeooo:rsid="0020d25f" officeooo:paragraph-rsid="0020d25f" style:font-size-asian="13.5pt" style:font-size-complex="13.5pt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13.5pt" officeooo:rsid="0022be01" officeooo:paragraph-rsid="0022be01" style:font-size-asian="13.5pt" style:font-size-complex="13.5pt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.5pt" officeooo:rsid="00244d0d" officeooo:paragraph-rsid="00244d0d" style:font-size-asian="13.5pt" style:font-size-complex="13.5pt"/>
    </style:style>
    <style:style style:name="P15" style:family="paragraph" style:parent-style-name="Standard">
      <style:paragraph-properties fo:text-align="justify" style:justify-single-word="false"/>
      <style:text-properties style:font-name="Consolas" fo:font-size="13.5pt" officeooo:rsid="002757c8" officeooo:paragraph-rsid="002757c8" style:font-size-asian="13.5pt" style:font-size-complex="13.5pt"/>
    </style:style>
    <style:style style:name="P16" style:family="paragraph" style:parent-style-name="Standard">
      <style:paragraph-properties fo:text-align="justify" style:justify-single-word="false"/>
      <style:text-properties style:font-name="Consolas" fo:font-size="13.5pt" officeooo:rsid="002aa869" officeooo:paragraph-rsid="002aa869" style:font-size-asian="13.5pt" style:font-size-complex="13.5pt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.5pt" fo:font-style="italic" officeooo:rsid="001df16c" officeooo:paragraph-rsid="001df16c" style:font-size-asian="13.5pt" style:font-style-asian="italic" style:font-size-complex="13.5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Consolas" fo:font-size="19pt" style:text-underline-style="solid" style:text-underline-width="auto" style:text-underline-color="font-color" fo:font-weight="bold" officeooo:rsid="00101943" officeooo:paragraph-rsid="00101943" style:font-size-asian="19pt" style:font-weight-asian="bold" style:font-size-complex="19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onsolas" fo:font-size="15pt" officeooo:rsid="00101943" officeooo:paragraph-rsid="00101943" style:font-size-asian="15pt" style:font-size-complex="15pt"/>
    </style:style>
    <style:style style:name="P20" style:family="paragraph" style:parent-style-name="Standard">
      <style:text-properties style:font-name="Consolas" fo:font-size="15pt" officeooo:rsid="00101943" officeooo:paragraph-rsid="00101943" style:font-size-asian="15pt" style:font-size-complex="15pt"/>
    </style:style>
    <style:style style:name="P21" style:family="paragraph" style:parent-style-name="Standard">
      <style:paragraph-properties fo:text-align="justify" style:justify-single-word="false"/>
      <style:text-properties style:font-name="Consolas" fo:font-size="15pt" fo:font-style="italic" fo:font-weight="bold" officeooo:rsid="0011ff56" officeooo:paragraph-rsid="0011ff56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onsolas" fo:font-size="15pt" fo:font-style="italic" fo:font-weight="bold" officeooo:rsid="00101943" officeooo:paragraph-rsid="00101943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onsolas" fo:font-size="15pt" fo:font-weight="bold" officeooo:rsid="001b226b" officeooo:paragraph-rsid="001b226b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onsolas" fo:font-size="15pt" fo:font-weight="bold" officeooo:rsid="001df16c" officeooo:paragraph-rsid="001df16c" style:font-size-asian="15pt" style:font-weight-asian="bold" style:font-size-complex="15pt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Consolas" fo:font-size="13.5pt" officeooo:paragraph-rsid="0011ff56" style:font-size-asian="13.5pt" style:font-size-complex="13.5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Consolas" fo:font-size="13.5pt" officeooo:rsid="0011ff56" officeooo:paragraph-rsid="0011ff56" style:font-size-asian="13.5pt" style:font-size-complex="13.5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Consolas" fo:font-size="13.5pt" officeooo:rsid="001a654b" officeooo:paragraph-rsid="001a654b" style:font-size-asian="13.5pt" style:font-size-complex="13.5pt"/>
    </style:style>
    <style:style style:name="P28" style:family="paragraph" style:parent-style-name="Standard">
      <style:paragraph-properties fo:text-align="justify" style:justify-single-word="false"/>
      <style:text-properties style:font-name="Consolas" fo:font-size="13.5pt" officeooo:rsid="002ca814" officeooo:paragraph-rsid="002ca814" style:font-size-asian="13.5pt" style:font-size-complex="13.5pt"/>
    </style:style>
    <style:style style:name="T1" style:family="text">
      <style:text-properties officeooo:rsid="0011ff56"/>
    </style:style>
    <style:style style:name="T2" style:family="text">
      <style:text-properties officeooo:rsid="0013753d"/>
    </style:style>
    <style:style style:name="T3" style:family="text">
      <style:text-properties officeooo:rsid="0014607a"/>
    </style:style>
    <style:style style:name="T4" style:family="text">
      <style:text-properties officeooo:rsid="00159a21"/>
    </style:style>
    <style:style style:name="T5" style:family="text">
      <style:text-properties officeooo:rsid="00171b26"/>
    </style:style>
    <style:style style:name="T6" style:family="text">
      <style:text-properties officeooo:rsid="00177222"/>
    </style:style>
    <style:style style:name="T7" style:family="text">
      <style:text-properties officeooo:rsid="001b226b"/>
    </style:style>
    <style:style style:name="T8" style:family="text">
      <style:text-properties officeooo:rsid="001c38ed"/>
    </style:style>
    <style:style style:name="T9" style:family="text">
      <style:text-properties officeooo:rsid="00222830"/>
    </style:style>
    <style:style style:name="T10" style:family="text">
      <style:text-properties officeooo:rsid="0022be01"/>
    </style:style>
    <style:style style:name="T11" style:family="text">
      <style:text-properties officeooo:rsid="00263855"/>
    </style:style>
    <style:style style:name="T12" style:family="text">
      <style:text-properties officeooo:rsid="002aa86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Пояснительная записка к проекту PyGame</text:p>
      <text:p text:style-name="P20"/>
      <text:p text:style-name="P22">Что это</text:p>
      <text:p text:style-name="P1">Игра в жанре bullet-hell с элементом тренажёра по быстрой печати.</text:p>
      <text:p text:style-name="P19"/>
      <text:p text:style-name="P21">Как играть</text:p>
      <text:p text:style-name="P2">В начале прохождения игрок вводит своё имя, и попадает на первый уровень. <text:span text:style-name="T2">Всего их 4. </text:span><text:span text:style-name="T4">Управление стрелками </text:span><text:span text:style-name="T8">на клавиатуре</text:span><text:span text:style-name="T4">. </text:span>Уровень представляет собой некую систему коридоров и комнат, в которых находятся враги и ключи. </text:p>
      <text:p text:style-name="P3">Враги бывают:</text:p>
      <text:list xml:id="list3683580230" text:style-name="L1">
        <text:list-item>
          <text:p text:style-name="P25"><text:span text:style-name="T1">ближнего боя – движутся по заранее заданным траекториям </text:span><text:span text:style-name="T5">под углами, кратными 45 градусам, </text:span><text:span text:style-name="T1">и наносят урон при столкновении</text:span></text:p>
        </text:list-item>
        <text:list-item>
          <text:p text:style-name="P26">дальнего боя – стоят на месте и стреляют вверх, вниз, вправо, влево или во все стороны вокруг себя; наносят урон при столкновении с пулей либо самим врагом</text:p>
        </text:list-item>
        <text:list-item>
          <text:p text:style-name="P26">заражённые области – при нахождении в них герой сначала теряет защитный заряд, если он на нуле – получает урон.</text:p>
        </text:list-item>
      </text:list>
      <text:p text:style-name="P4">После получения урона герой становится бессмертным на две секунды. <text:span text:style-name="T3">О бессмертии сигнализирует частичная прозрачность героя. </text:span>В начале уровня у героя 4 жизни. <text:span text:style-name="T2">Если они закончились, уровень придётся проходить заново.</text:span></text:p>
      <text:p text:style-name="P5">Цель уровня – собрать все 4 ключа и пройти в комнату с боссом. Ключи лежат в разных частях уровня; чтобы взять ключ, нужно, находясь рядом с ним, нажать E (латинскую). <text:span text:style-name="T5">Количество жизней, ключей и оставшийся защитный заряд видны в правом нижнем углу. </text:span>Собрав все ключи, герой получает возможность пройти через специальные двери к боссу.</text:p>
      <text:p text:style-name="P7">Бой с боссом представляет собой чередование фаз атаки и защиты.</text:p>
      <text:p text:style-name="P6">Когда герой атакует, в середине окна появляется панель <text:span text:style-name="T6">со словом из заранее заданного набора строк. Каждый правильно введённый символ наносит боссу урон </text:span><text:span text:style-name="T7">1</text:span><text:span text:style-name="T6">, при неправильном вводе нужно попробовать ещё раз ввести нужный символ. По истечении 10 секунд с начала этой фазы или когда вся строка была введена, фаза атаки завершается.</text:span></text:p>
      <text:p text:style-name="P8">Когда атакует босс, герой делает то же самое, что и на основном уровне – уклоняется от атак и старается получить как можно меньше урона. </text:p>
      <text:p text:style-name="P8">У босса есть 4 вида атаки:</text:p>
      <text:list xml:id="list80853458" text:style-name="L2">
        <text:list-item>
          <text:p text:style-name="P27">стрельба в сторону текущего местоположения героя</text:p>
        </text:list-item>
        <text:list-item>
          <text:p text:style-name="P27">выстрелы большим количеством медленных пуль в случайных направлениях вокруг себя</text:p>
        </text:list-item>
        <text:list-item>
          <text:p text:style-name="P27"><text:soft-page-break/>создание заражённой области случайного радиуса на месте, где герой был некоторое время назад</text:p>
        </text:list-item>
        <text:list-item>
          <text:p text:style-name="P27">частые выстрелы пулей случайной скорости в случайном направлении</text:p>
        </text:list-item>
      </text:list>
      <text:p text:style-name="P28">Атака на фазу выбирается случайно.</text:p>
      <text:p text:style-name="P9">Когда герой ввод<text:span text:style-name="T7">ит весь текст и, следовательно, лишит его всех жизней, босс исчезает, а проход на следующий уровень открывается. На экране, сообщающем о пройденном уровне, можно увидеть счёт за него и счёт суммарный. Счёт тем больше, чем меньше урона получено, </text:span><text:span text:style-name="T12">чем меньше символов введено некорректно,</text:span><text:span text:style-name="T7"> и чем меньше времени затрачено на прохождение уровня.</text:span></text:p>
      <text:p text:style-name="P10">Если пройти игру до конца, имя и суммарный счёт могут попасть в таблицу лучших результатов.</text:p>
      <text:p text:style-name="P23"/>
      <text:p text:style-name="P24">Как работает</text:p>
      <text:p text:style-name="P17">О классах.</text:p>
      <text:p text:style-name="P12">Всё, что является спрайтом без анимации (Wall – стена, Door – дверь к боссу, Exit – выход с уровня, <text:span text:style-name="T9">Floor – пол, InfectedZone – заражённый участок, Bullet – пуля и Key – ключ)</text:span>, унаследовано от класса Unit, который, в свою очередь, унаследован от pygame.sprite.Sprite. Для анимированных спрайтов есть унаследованный от Unit класс AnimatedUnit, от которого унаследованы <text:s/><text:span text:style-name="T9">Hero, MeleeEnemy, RangeEnemy и Boss. Проверка на столкновения осуществляется по маске в методах update() у пули и героя (остальные </text:span><text:span text:style-name="T10">объекты </text:span><text:span text:style-name="T9">не сталкиваются).</text:span></text:p>
      <text:p text:style-name="P13">Также реализованы классы уровня и комнаты с боссом, класс камеры, класс текстовой атаки и класс панели информации о герое.</text:p>
      <text:p text:style-name="P11"/>
      <text:p text:style-name="P17">Об уровнях.</text:p>
      <text:p text:style-name="P14">Уровни хранятся в текстовых файлах в виде карты. <text:span text:style-name="T11">Уровень и комната босса – разные файлы. </text:span>Уровень условно разделён на блоки 32 на 32 пикселя. Каждый блок обозначен в файле с картой определённым символом. Если он за границей уровня - «-» или ничего, если пустой внутри – «.». Стена обозначается как «#», дверь – «D», враг дальнего боя – одним из символов «&lt;_&gt;^%» в зависимости от направления стрельбы. Место спавна героя – «@», босс – цифра, соответствующая номеру уровня.</text:p>
      <text:p text:style-name="P14">Начальные позиции врагов ближнего боя обозначены строчными латинскими буквами, которым в соответствие ставятся <text:span text:style-name="T11">строки из файла с описаниями траекторий. В этом файле указана скорость движения и этапы движения данного врага: направление и длительность.</text:span></text:p>
      <text:p text:style-name="P15"><text:soft-page-break/>Четвёртый файл, необходимый для работоспособного уровня – текст для атаки. Написан строчными латинскими буквами по строчкам, слова в строке разделены пробелами.</text:p>
      <text:p text:style-name="P15"/>
      <text:p text:style-name="P17">О счёте.</text:p>
      <text:p text:style-name="P16">Базовый счёт в начале уровня – 315. Каждую секунду, проведённую на уровне, он уменьшается на единицу. Неправильно введённый символ при атаке уменьшает счёт на 5. При получении урона он уменьшается на 10%. Если счёт уходит в минус – в итогах он считается нулём.</text:p>
      <text:p text:style-name="P16">Пары «имя игрока-счёт» хранятся в csv-файле. Лучшие 5 результатов можно посмотреть в окне лучших результатов в игре. Имя игрока не обязано быть уникальны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09:46:46.778470267</meta:creation-date>
    <dc:date>2022-01-26T14:30:25.772206806</dc:date>
    <meta:editing-duration>PT2H11S</meta:editing-duration>
    <meta:editing-cycles>17</meta:editing-cycles>
    <meta:generator>LibreOffice/7.2.5.2.0$Linux_X86_64 LibreOffice_project/20$Build-2</meta:generator>
    <meta:document-statistic meta:table-count="0" meta:image-count="0" meta:object-count="0" meta:page-count="3" meta:paragraph-count="33" meta:word-count="689" meta:character-count="4592" meta:non-whitespace-character-count="3918"/>
  </office:meta>
</office:document-meta>
</file>